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paragraph-properties fo:text-align="start" style:justify-single-word="false"/>
      <style:text-properties fo:color="#000000" loext:opacity="100%" style:font-name="Noto Sans" fo:font-size="11pt" officeooo:paragraph-rsid="001de83d"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rsid="0010ee81" officeooo:paragraph-rsid="001de83d" style:font-size-asian="11pt" style:font-size-complex="11pt"/>
    </style:style>
    <style:style style:name="P11" style:family="paragraph" style:parent-style-name="Standard">
      <style:paragraph-properties fo:text-align="start" style:justify-single-word="false"/>
      <style:text-properties fo:color="#000000" loext:opacity="100%" style:font-name="Noto Sans" fo:font-size="11pt" officeooo:rsid="001b3dce" officeooo:paragraph-rsid="00226329" style:font-size-asian="11pt" style:font-size-complex="11pt"/>
    </style:style>
    <style:style style:name="P12"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3"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4"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5"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loext:opacity="100%" style:font-name="Noto Sans" fo:font-size="11pt" fo:font-weight="normal" officeooo:rsid="00244b0f" officeooo:paragraph-rsid="00244b0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loext:opacity="100%" style:font-name="Noto Sans" fo:font-size="11pt" fo:font-weight="normal" officeooo:rsid="0025367e" officeooo:paragraph-rsid="0025367e" style:font-size-asian="11pt" style:font-weight-asian="normal" style:font-size-complex="11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2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226329" style:font-size-asian="11pt" style:font-size-complex="11pt"/>
    </style:style>
    <style:style style:name="P23"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b3dce" officeooo:paragraph-rsid="00226329" style:font-size-asian="11pt" style:font-size-complex="11pt"/>
    </style:style>
    <style:style style:name="P24"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226329"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29"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30"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31"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32" style:family="paragraph" style:parent-style-name="Standard">
      <style:paragraph-properties fo:text-align="start" style:justify-single-word="false"/>
      <style:text-properties fo:color="#000000" loext:opacity="100%" style:font-name="Noto Sans" fo:font-size="11pt" fo:font-weight="bold" officeooo:rsid="001536a0" officeooo:paragraph-rsid="002c8ef1" style:font-size-asian="11pt" style:font-weight-asian="bold" style:font-size-complex="11pt" style:font-weight-complex="bold"/>
    </style:style>
    <style:style style:name="P33" style:family="paragraph" style:parent-style-name="Standard" style:list-style-name="L1">
      <style:paragraph-properties fo:text-align="start" style:justify-single-word="false"/>
      <style:text-properties fo:color="#000000" loext:opacity="100%" style:font-name="Noto Sans" fo:font-size="11pt" fo:font-weight="bold" officeooo:rsid="00226329" officeooo:paragraph-rsid="00226329" style:font-size-asian="11pt" style:font-weight-asian="bold" style:font-size-complex="11pt" style:font-weight-complex="bold"/>
    </style:style>
    <style:style style:name="P34" style:family="paragraph" style:parent-style-name="Standard" style:list-style-name="L1">
      <style:paragraph-properties fo:text-align="start" style:justify-single-word="false"/>
      <style:text-properties fo:color="#000000" loext:opacity="100%" style:font-name="Noto Sans" fo:font-size="11pt" fo:font-weight="bold" officeooo:rsid="001de83d" officeooo:paragraph-rsid="001de83d" style:font-size-asian="11pt" style:font-weight-asian="bold" style:font-size-complex="11pt" style:font-weight-complex="bold"/>
    </style:style>
    <style:style style:name="P35"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36"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37"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000000" loext:opacity="100%" style:font-name="Noto Sans" fo:font-size="11pt" fo:font-weight="normal" officeooo:rsid="0010ee81" officeooo:paragraph-rsid="0010ee81"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color="#000000" loext:opacity="100%" style:font-name="Noto Sans" fo:font-size="11pt" officeooo:paragraph-rsid="001de83d" style:font-size-asian="11pt" style:font-size-complex="11pt"/>
    </style:style>
    <style:style style:name="P40"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226329" style:font-size-asian="11pt" style:font-weight-asian="bold" style:font-size-complex="11pt" style:font-weight-complex="bold"/>
    </style:style>
    <style:style style:name="P41"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2ea349" style:font-size-asian="11pt" style:font-weight-asian="bold" style:font-size-complex="11pt" style:font-weight-complex="bold"/>
    </style:style>
    <style:style style:name="P4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23058e" officeooo:paragraph-rsid="001de83d" style:font-size-asian="11pt" style:font-size-complex="11pt"/>
    </style:style>
    <style:style style:name="P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fo:font-weight="normal" officeooo:rsid="001de83d" style:font-weight-asian="normal" style:font-weight-complex="normal"/>
    </style:style>
    <style:style style:name="T14" style:family="text">
      <style:text-properties officeooo:rsid="000ea968"/>
    </style:style>
    <style:style style:name="T15" style:family="text">
      <style:text-properties officeooo:rsid="00109b9c"/>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167656"/>
    </style:style>
    <style:style style:name="T19" style:family="text">
      <style:text-properties fo:font-variant="normal" fo:text-transform="none" fo:letter-spacing="normal" fo:font-style="normal" fo:font-weight="normal" officeooo:rsid="0019b7ca"/>
    </style:style>
    <style:style style:name="T20" style:family="text">
      <style:text-properties fo:font-variant="normal" fo:text-transform="none" fo:letter-spacing="normal" fo:font-style="normal" fo:font-weight="normal" officeooo:rsid="001de83d"/>
    </style:style>
    <style:style style:name="T21" style:family="text">
      <style:text-properties fo:font-variant="normal" fo:text-transform="none" fo:letter-spacing="normal" fo:font-style="normal" fo:font-weight="normal" officeooo:rsid="00207fe7"/>
    </style:style>
    <style:style style:name="T22" style:family="text">
      <style:text-properties fo:font-variant="normal" fo:text-transform="none" fo:letter-spacing="normal" fo:font-style="normal" fo:font-weight="normal" officeooo:rsid="0023058e"/>
    </style:style>
    <style:style style:name="T23" style:family="text">
      <style:text-properties fo:font-variant="normal" fo:text-transform="none" fo:letter-spacing="normal" fo:font-style="normal" fo:font-weight="normal" officeooo:rsid="002bb8c8"/>
    </style:style>
    <style:style style:name="T24" style:family="text">
      <style:text-properties fo:font-variant="normal" fo:text-transform="none" fo:letter-spacing="normal" fo:font-style="normal" fo:font-weight="normal" officeooo:rsid="002c8ef1"/>
    </style:style>
    <style:style style:name="T25" style:family="text">
      <style:text-properties fo:font-variant="normal" fo:text-transform="none" fo:letter-spacing="normal" fo:font-style="normal" officeooo:rsid="00109b9c"/>
    </style:style>
    <style:style style:name="T26" style:family="text">
      <style:text-properties fo:font-variant="normal" fo:text-transform="none" fo:letter-spacing="normal" fo:font-style="normal" officeooo:rsid="0025367e"/>
    </style:style>
    <style:style style:name="T27" style:family="text">
      <style:text-properties fo:font-variant="normal" fo:text-transform="none" style:text-line-through-style="none" style:text-line-through-type="none" fo:letter-spacing="normal" fo:font-style="normal" style:text-underline-style="none" fo:font-weight="normal" officeooo:rsid="001851b5" style:text-blinking="false" style:font-weight-asian="normal" style:font-weight-complex="normal"/>
    </style:style>
    <style:style style:name="T28" style:family="text">
      <style:text-properties officeooo:rsid="001b3dce"/>
    </style:style>
    <style:style style:name="T29" style:family="text">
      <style:text-properties officeooo:rsid="001b4cae"/>
    </style:style>
    <style:style style:name="T30" style:family="text">
      <style:text-properties officeooo:rsid="001de83d"/>
    </style:style>
    <style:style style:name="T31" style:family="text">
      <style:text-properties officeooo:rsid="00207fe7"/>
    </style:style>
    <style:style style:name="T32" style:family="text">
      <style:text-properties officeooo:rsid="0020e4ef"/>
    </style:style>
    <style:style style:name="T33" style:family="text">
      <style:text-properties officeooo:rsid="0023058e"/>
    </style:style>
    <style:style style:name="T34" style:family="text">
      <style:text-properties officeooo:rsid="002c8ef1"/>
    </style:style>
    <style:style style:name="T35" style:family="text">
      <style:text-properties officeooo:rsid="002ea349"/>
    </style:style>
    <style:style style:name="T36" style:family="text">
      <style:text-properties style:text-line-through-style="none" style:text-line-through-type="none" style:text-underline-style="none" officeooo:rsid="0018e667" style:text-blinking="false"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3775474754" text:style-name="L1">
        <text:list-item>
          <text:p text:style-name="P29">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164112061997687" text:continue-numbering="true" text:style-name="L1">
        <text:list-item>
          <text:p text:style-name="P29">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likely to bring new attention to the problem a &lt;unk&gt; &lt;unk&gt; said this is an old story </text:span><text:span text:style-name="T10">(…)</text:span><text:span text:style-name="T8">”</text:span></text:p>
      <text:p text:style-name="P13"/>
      <text:p text:style-name="P15">In addition to sample, there are also the same files but just rewritten as sequences of characters, with white spaces rewritten as ‘_’, which is useful for training character based models. Below is an example of characters based sample:</text:p>
      <text:p text:style-name="P15"/>
      <text:p text:style-name="P14">“(…) <text:s/>l i k e l y _ t o _ b r i n g _ n e w _ a t t e n t i o n _ t o _ t h e _ p r o b l e m a _ &lt; u n k &gt; _ &lt; u n k &gt; _ s a i d _ t h i s _ i s _ a n _ o l d _ s t o r y <text:s/>(…)”</text:p>
      <text:p text:style-name="P14"/>
      <text:p text:style-name="P16"><text:span text:style-name="T7"><text:tab/></text:span><text:span text:style-name="T11">2.1</text:span><text:span text:style-name="T7"> PREPROCESSING</text:span></text:p>
      <text:p text:style-name="P17"><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18"/>
      <text:list xml:id="list3250464426" text:style-name="L2">
        <text:list-item>
          <text:p text:style-name="P35"><text:span text:style-name="T13">remove </text:span><text:span text:style-name="T11">missing words:</text:span><text:span text:style-name="T12"> there are some missing words represented by “&lt;unk&gt;” probably resulted of some automatic translation error;</text:span></text:p>
        </text:list-item>
        <text:list-item>
          <text:p text:style-name="P35"><text:span text:style-name="T11">stop words: to improve performance </text:span><text:span text:style-name="T12">stop words </text:span><text:span text:style-name="T13">were removed, </text:span><text:span text:style-name="T12">such as: </text:span><text:span text:style-name="T11">is, this, an, of and so on;</text:span></text:p>
        </text:list-item>
        <text:list-item>
          <text:p text:style-name="P36">remove punctuation: the text was filtered to exclude punctuation (. , ? ! :);</text:p>
        </text:list-item>
        <text:list-item>
          <text:p text:style-name="P37">normalization: there are some words that means the same, but written in different ways, such as: is and was, said and say etc</text:p>
        </text:list-item>
      </text:list>
      <text:p text:style-name="P7"/>
      <text:list xml:id="list164111224868240" text:continue-list="list164112061997687" text:style-name="L1">
        <text:list-item>
          <text:p text:style-name="P29">METHODS</text:p>
        </text:list-item>
      </text:list>
      <text:p text:style-name="P8"><text:span text:style-name="T1"><text:tab/></text:span><text:span text:style-name="T14">For this project, the Python program will estimate a 2-gram language </text:span><text:span text:style-name="T15">model </text:span><text:span text:style-name="T14">to perform the speech recognition. </text:span><text:span text:style-name="T15">In few words a</text:span><text:span text:style-name="T17"> 2-gram model is a probabilistic language model that estimates the likelihood of a particular sequence of words by considering pairs of consecutive words in a text. In other words, it calculates the probability of a word appearing given the previous word in the sequence. </text:span></text:p>
      <text:p text:style-name="P21"><text:soft-page-break/><text:tab/>By analyzing the frequency of word pairs in a text corpus, a 2-gram model can predict the likelihood of a particular sequence of words occurring. This approach is often used in natural language processing tasks such as speech recognition, text classification, and machine translation.</text:p>
      <text:p text:style-name="P21"/>
      <text:list xml:id="list164112549562307" text:continue-numbering="true" text:style-name="L1">
        <text:list-item>
          <text:p text:style-name="P30">METRICS</text:p>
        </text:list-item>
      </text:list>
      <text:p text:style-name="P10"><text:tab/>There are several metrics that can be used for estimating the 2-gram language models performance. <text:span text:style-name="T30">However, in this implementation, only accuracy was measured, which calculates </text:span><text:span text:style-name="T20">percentage of correct predictions made by the model. For a 2-gram model, accuracy can be calculated by dividing the number of correctly predicted words by the total number of words in the test set. </text:span></text:p>
      <text:p text:style-name="P24"/>
      <text:list xml:id="list164112753071927" text:continue-numbering="true" text:style-name="L1">
        <text:list-item>
          <text:p text:style-name="P31">SOLUTION</text:p>
        </text:list-item>
      </text:list>
      <text:p text:style-name="P32"><text:span text:style-name="T17"><text:tab/>The first step in estimating a 2-gram language model is to preprocess the available data </text:span><text:span text:style-name="T21">with all the techniques quoted above. </text:span><text:span text:style-name="T24">As shown in </text:span><text:span text:style-name="T27">[Ngu20]</text:span><text:span text:style-name="T24"> t</text:span><text:span text:style-name="T18">he next step would be creating a vocabulary of all the words in dataset. </text:span><text:span text:style-name="T19">This can be done by creating a dictionary, where the keys are the previous words of some word n, and the values are another dictionary where the keys are the words, and the values the frequency. The final dictionary would looks like bellow:</text:span></text:p>
      <text:p text:style-name="P22"/>
      <text:p text:style-name="P22">{</text:p>
      <text:p text:style-name="P11"><text:span text:style-name="T19"><text:tab/></text:span><text:span text:style-name="T17">[“I”, “am”]: {</text:span></text:p>
      <text:p text:style-name="P23"><text:tab/><text:tab/>“cooking”: 1,</text:p>
      <text:p text:style-name="P23"><text:tab/><text:tab/> “doing”: 3}, </text:p>
      <text:p text:style-name="P23"><text:tab/>[“Are”, “you]: {</text:p>
      <text:p text:style-name="P23"><text:tab/><text:tab/>“hungry”: 2,</text:p>
      <text:p text:style-name="P23"><text:tab/><text:tab/>“happy”: 3</text:p>
      <text:p text:style-name="P40">}</text:p>
      <text:p text:style-name="P40"/>
      <text:p text:style-name="P41"><text:span text:style-name="T28">To predict the next </text:span><text:span text:style-name="T31">word, </text:span><text:span text:style-name="T28">the algorithm must find the 2-grams on the dictionary, and then, sort the values in descending order based on the frequency, this way will have a more likely word ranking </text:span><text:span text:style-name="T35">as shown in </text:span><text:span text:style-name="T36">[Bor20]</text:span><text:span text:style-name="T28">.<text:line-break/><text:tab/>To evaluate the model, is necessary to predict the test.txt words, and then by comparing with the correct values calculate the metrics quoted above. <text:line-break/><text:tab/></text:span><text:span text:style-name="T32">Is important the emphasize that </text:span><text:span text:style-name="T33">when a pair of words is not present on the dictionary, the model was changed to a one gram to predict the next word, this is known by back-off.</text:span><text:span text:style-name="T28"><text:line-break/></text:span><text:span text:style-name="T29">An first example of how the code looks likes is available on this link: </text:span><text:a xlink:type="simple" xlink:href="https://github.com/fernandocfbf/THI-spoken-language/tree/main/2-gram-model" text:style-name="Internet_20_link" text:visited-style-name="Visited_20_Internet_20_Link"><text:span text:style-name="T29">https://github.com/fernandocfbf/THI-spoken-language/tree/main/2-gram-model</text:span></text:a></text:p>
      <text:p text:style-name="P25"/>
      <text:list xml:id="list164112009545142" text:continue-numbering="true" text:style-name="L1">
        <text:list-item>
          <text:p text:style-name="P33">EVALUATION</text:p>
        </text:list-item>
      </text:list>
      <text:p text:style-name="P9"><text:span text:style-name="T17"><text:tab/></text:span><text:span text:style-name="T22">In order to evaluate the model the accuracy was calculated based on the right guesses on the test database provided. The model was trained in two different datasets: Wikitext2 and PTB. The accuracy for PTB was 1</text:span><text:span text:style-name="T23">0</text:span><text:span text:style-name="T22">,58% and for the Wikitext2 was </text:span><text:span text:style-name="T23">2</text:span><text:span text:style-name="T22">,</text:span><text:span text:style-name="T23">23</text:span><text:span text:style-name="T22">%.</text:span></text:p>
      <text:p text:style-name="P9"><text:span text:style-name="T22"/></text:p>
      <text:p text:style-name="P9"><text:span text:style-name="T22"/></text:p>
      <text:p text:style-name="P42"/>
      <text:list xml:id="list164111528331990" text:continue-numbering="true" text:style-name="L1">
        <text:list-item>
          <text:p text:style-name="P34"><text:soft-page-break/>FURTHER DEVELOPMENT</text:p>
        </text:list-item>
      </text:list>
      <text:p text:style-name="P19"><text:tab/>Using a 2-gram model has a several limitations<text:span text:style-name="T25">, as it only considers pairs of consecutive words and may not capture the broader context or meaning of a text. </text:span></text:p>
      <text:p text:style-name="P19"><text:span text:style-name="T25"><text:tab/></text:span><text:span text:style-name="T26">Another problem identified during the development is the presence of rare words on the text. Once the model doesn’t know that word, the prediction will always be incorrect.</text:span></text:p>
      <text:p text:style-name="P20"/>
      <text:p text:style-name="P20"><text:tab/>For further development would be better to implement other ways to measure the model performance, such as perplexity, which is calculated as the exponential of the cross-entropy and measures how well a language model predict a sequence of words, precision and recall, which <text:span text:style-name="T16">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span></text:p>
      <text:p text:style-name="P38"><text:tab/></text:p>
      <text:p text:style-name="P26">REFERENCES</text:p>
      <text:p text:style-name="P26"/>
      <text:p text:style-name="P27">[Ngu20] Khanh Nguyen. N-gram language models, Jul 2020.</text:p>
      <text:p text:style-name="P27"/>
      <text:p text:style-name="P28">[Bor20] Oleg Borisov. Text generation using n-gram model, Oct 2020.</text:p>
      <text:p text:style-name="P28"/>
      <text:p text:style-name="P2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16T16:41:10.773330033</dc:date>
    <meta:editing-duration>PT2H4M31S</meta:editing-duration>
    <meta:editing-cycles>29</meta:editing-cycles>
    <meta:generator>LibreOffice/7.3.7.2$Linux_X86_64 LibreOffice_project/30$Build-2</meta:generator>
    <meta:document-statistic meta:table-count="0" meta:image-count="0" meta:object-count="0" meta:page-count="4" meta:paragraph-count="48" meta:word-count="1068" meta:character-count="6203" meta:non-whitespace-character-count="5154"/>
  </office:meta>
</office:document-meta>
</file>